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df3" officeooo:paragraph-rsid="00061df3"/>
    </style:style>
    <style:style style:name="P2" style:family="paragraph" style:parent-style-name="Standard">
      <style:text-properties officeooo:rsid="0013aea2" officeooo:paragraph-rsid="0015da30"/>
    </style:style>
    <style:style style:name="P3" style:family="paragraph" style:parent-style-name="Standard">
      <style:text-properties officeooo:rsid="001a4132" officeooo:paragraph-rsid="001a4132"/>
    </style:style>
    <style:style style:name="P4" style:family="paragraph" style:parent-style-name="Standard">
      <style:text-properties fo:font-size="9pt" officeooo:rsid="00061df3" officeooo:paragraph-rsid="00061df3" style:font-size-asian="9pt" style:font-size-complex="9pt"/>
    </style:style>
    <style:style style:name="P5" style:family="paragraph" style:parent-style-name="Standard" style:list-style-name="L2">
      <style:text-properties fo:font-size="9pt" officeooo:rsid="00061df3" officeooo:paragraph-rsid="00061df3" style:font-size-asian="9pt" style:font-size-complex="9pt"/>
    </style:style>
    <style:style style:name="P6" style:family="paragraph" style:parent-style-name="Standard" style:list-style-name="L1">
      <style:text-properties fo:font-size="9pt" officeooo:rsid="0008c271" officeooo:paragraph-rsid="0008c3f7" style:font-size-asian="9pt" style:font-size-complex="9pt"/>
    </style:style>
    <style:style style:name="P7" style:family="paragraph" style:parent-style-name="Standard" style:list-style-name="L1">
      <style:text-properties fo:font-size="9pt" officeooo:rsid="0008c271" officeooo:paragraph-rsid="0008c271" style:font-size-asian="9pt" style:font-size-complex="9pt"/>
    </style:style>
    <style:style style:name="P8" style:family="paragraph" style:parent-style-name="Standard" style:list-style-name="L1">
      <style:text-properties fo:font-size="9pt" officeooo:rsid="00097fb7" officeooo:paragraph-rsid="00097fb7" style:font-size-asian="9pt" style:font-size-complex="9pt"/>
    </style:style>
    <style:style style:name="P9" style:family="paragraph" style:parent-style-name="Standard" style:list-style-name="L1">
      <style:text-properties fo:font-size="9pt" officeooo:rsid="0009b8b1" officeooo:paragraph-rsid="0009b8b1" style:font-size-asian="9pt" style:font-size-complex="9pt"/>
    </style:style>
    <style:style style:name="P10" style:family="paragraph" style:parent-style-name="Standard" style:list-style-name="L1">
      <style:text-properties fo:font-size="9pt" officeooo:rsid="000b22dd" officeooo:paragraph-rsid="000b22dd" style:font-size-asian="9pt" style:font-size-complex="9pt"/>
    </style:style>
    <style:style style:name="P11" style:family="paragraph" style:parent-style-name="Standard" style:list-style-name="L1">
      <style:text-properties fo:font-size="9pt" officeooo:rsid="000ca08f" officeooo:paragraph-rsid="000ca08f" style:font-size-asian="9pt" style:font-size-complex="9pt"/>
    </style:style>
    <style:style style:name="P12" style:family="paragraph" style:parent-style-name="Standard" style:list-style-name="L1">
      <style:text-properties fo:font-size="9pt" officeooo:rsid="000d1d46" officeooo:paragraph-rsid="000d1d46" style:font-size-asian="9pt" style:font-size-complex="9pt"/>
    </style:style>
    <style:style style:name="P13" style:family="paragraph" style:parent-style-name="Standard" style:list-style-name="L1">
      <style:text-properties fo:font-size="9pt" officeooo:rsid="00112222" officeooo:paragraph-rsid="00112222" style:font-size-asian="9pt" style:font-size-complex="9pt"/>
    </style:style>
    <style:style style:name="P14" style:family="paragraph" style:parent-style-name="Standard" style:list-style-name="L1">
      <style:text-properties fo:font-size="9pt" officeooo:rsid="0011b6e5" officeooo:paragraph-rsid="0011b6e5" style:font-size-asian="9pt" style:font-size-complex="9pt"/>
    </style:style>
    <style:style style:name="P15" style:family="paragraph" style:parent-style-name="Standard" style:list-style-name="L1">
      <style:text-properties fo:font-size="9pt" officeooo:rsid="001381d7" officeooo:paragraph-rsid="001381d7" style:font-size-asian="9pt" style:font-size-complex="9pt"/>
    </style:style>
    <style:style style:name="P16" style:family="paragraph" style:parent-style-name="Standard" style:list-style-name="L1">
      <style:text-properties fo:font-size="9pt" officeooo:rsid="00138d6d" officeooo:paragraph-rsid="00138d6d" style:font-size-asian="9pt" style:font-size-complex="9pt"/>
    </style:style>
    <style:style style:name="P17" style:family="paragraph" style:parent-style-name="Standard" style:list-style-name="L1">
      <style:text-properties fo:font-size="9pt" officeooo:rsid="0013aea2" officeooo:paragraph-rsid="0015da30" style:font-size-asian="9pt" style:font-size-complex="9pt"/>
    </style:style>
    <style:style style:name="P18" style:family="paragraph" style:parent-style-name="Standard">
      <style:text-properties fo:font-size="9pt" officeooo:rsid="0013aea2" officeooo:paragraph-rsid="0015da30" style:font-size-asian="9pt" style:font-size-complex="9pt"/>
    </style:style>
    <style:style style:name="P19" style:family="paragraph" style:parent-style-name="Standard">
      <style:text-properties fo:font-size="9pt" officeooo:rsid="001bd6d9" officeooo:paragraph-rsid="001bd6d9" style:font-size-asian="9pt" style:font-size-complex="9pt"/>
    </style:style>
    <style:style style:name="P20" style:family="paragraph" style:parent-style-name="Standard" style:list-style-name="L3">
      <style:text-properties fo:font-size="9pt" officeooo:rsid="001bd6d9" officeooo:paragraph-rsid="001bd6d9" style:font-size-asian="9pt" style:font-size-complex="9pt"/>
    </style:style>
    <style:style style:name="P21" style:family="paragraph" style:parent-style-name="Standard" style:list-style-name="L3">
      <style:text-properties fo:font-size="9pt" officeooo:rsid="001c0c60" officeooo:paragraph-rsid="001c0c60" style:font-size-asian="9pt" style:font-size-complex="9pt"/>
    </style:style>
    <style:style style:name="P22" style:family="paragraph" style:parent-style-name="Standard">
      <style:text-properties fo:font-size="9pt" officeooo:rsid="001defd5" officeooo:paragraph-rsid="001defd5" style:font-size-asian="9pt" style:font-size-complex="9pt"/>
    </style:style>
    <style:style style:name="P23" style:family="paragraph" style:parent-style-name="Standard" style:list-style-name="L4">
      <style:text-properties fo:font-size="9pt" officeooo:rsid="001defd5" officeooo:paragraph-rsid="001defd5" style:font-size-asian="9pt" style:font-size-complex="9pt"/>
    </style:style>
    <style:style style:name="P24" style:family="paragraph" style:parent-style-name="Standard" style:list-style-name="L4">
      <style:text-properties fo:font-size="9pt" officeooo:rsid="001ec13c" officeooo:paragraph-rsid="001ec13c" style:font-size-asian="9pt" style:font-size-complex="9pt"/>
    </style:style>
    <style:style style:name="P25" style:family="paragraph" style:parent-style-name="Standard">
      <style:text-properties fo:font-size="9pt" officeooo:rsid="0020a899" officeooo:paragraph-rsid="0020a899" style:font-size-asian="9pt" style:font-size-complex="9pt"/>
    </style:style>
    <style:style style:name="P26" style:family="paragraph" style:parent-style-name="Standard" style:list-style-name="L5">
      <style:text-properties fo:font-size="9pt" officeooo:rsid="0020a899" officeooo:paragraph-rsid="0020a899" style:font-size-asian="9pt" style:font-size-complex="9pt"/>
    </style:style>
    <style:style style:name="P27" style:family="paragraph" style:parent-style-name="Standard" style:list-style-name="L5">
      <style:text-properties fo:font-size="9pt" officeooo:rsid="0021ed41" officeooo:paragraph-rsid="0021ed41" style:font-size-asian="9pt" style:font-size-complex="9pt"/>
    </style:style>
    <style:style style:name="P28" style:family="paragraph" style:parent-style-name="Standard" style:list-style-name="L5">
      <style:text-properties fo:font-size="9pt" officeooo:rsid="0022fdf1" officeooo:paragraph-rsid="0024f145" style:font-size-asian="9pt" style:font-size-complex="9pt"/>
    </style:style>
    <style:style style:name="P29" style:family="paragraph" style:parent-style-name="Standard" style:list-style-name="L5">
      <style:text-properties fo:font-size="9pt" officeooo:rsid="0022fdf1" officeooo:paragraph-rsid="0025acb7" style:font-size-asian="9pt" style:font-size-complex="9pt"/>
    </style:style>
    <style:style style:name="P30" style:family="paragraph" style:parent-style-name="Standard" style:list-style-name="L5">
      <style:text-properties fo:font-size="9pt" officeooo:rsid="0022fdf1" officeooo:paragraph-rsid="0025f641" style:font-size-asian="9pt" style:font-size-complex="9pt"/>
    </style:style>
    <style:style style:name="P31" style:family="paragraph" style:parent-style-name="Standard" style:list-style-name="L5">
      <style:text-properties fo:font-size="9pt" officeooo:rsid="0025acb7" officeooo:paragraph-rsid="0025acb7" style:font-size-asian="9pt" style:font-size-complex="9pt"/>
    </style:style>
    <style:style style:name="P32" style:family="paragraph" style:parent-style-name="Standard" style:list-style-name="L5">
      <style:text-properties fo:font-size="9pt" officeooo:rsid="0024f145" officeooo:paragraph-rsid="0024f145" style:font-size-asian="9pt" style:font-size-complex="9pt"/>
    </style:style>
    <style:style style:name="P33" style:family="paragraph" style:parent-style-name="Standard" style:list-style-name="L5">
      <style:text-properties fo:font-size="9pt" officeooo:rsid="0026fcd2" officeooo:paragraph-rsid="0026fcd2" style:font-size-asian="9pt" style:font-size-complex="9pt"/>
    </style:style>
    <style:style style:name="P34" style:family="paragraph" style:parent-style-name="Standard" style:list-style-name="L5">
      <style:text-properties fo:font-size="9pt" officeooo:rsid="002950cb" officeooo:paragraph-rsid="002950cb" style:font-size-asian="9pt" style:font-size-complex="9pt"/>
    </style:style>
    <style:style style:name="P35" style:family="paragraph" style:parent-style-name="Standard" style:list-style-name="L5">
      <style:text-properties fo:font-size="9pt" officeooo:rsid="002ac03f" officeooo:paragraph-rsid="009831b1" style:font-size-asian="9pt" style:font-size-complex="9pt"/>
    </style:style>
    <style:style style:name="P36" style:family="paragraph" style:parent-style-name="Standard" style:list-style-name="L5">
      <style:text-properties fo:font-size="9pt" officeooo:rsid="002ac03f" officeooo:paragraph-rsid="0099d126" style:font-size-asian="9pt" style:font-size-complex="9pt"/>
    </style:style>
    <style:style style:name="P37" style:family="paragraph" style:parent-style-name="Standard" style:list-style-name="L5">
      <style:text-properties fo:font-size="9pt" officeooo:rsid="002cba74" officeooo:paragraph-rsid="009a4c77" style:font-size-asian="9pt" style:font-size-complex="9pt"/>
    </style:style>
    <style:style style:name="P38" style:family="paragraph" style:parent-style-name="Standard" style:list-style-name="L5">
      <style:text-properties fo:font-size="9pt" officeooo:rsid="002cba74" officeooo:paragraph-rsid="009c0905" style:font-size-asian="9pt" style:font-size-complex="9pt"/>
    </style:style>
    <style:style style:name="P39" style:family="paragraph" style:parent-style-name="Standard" style:list-style-name="L6">
      <style:text-properties fo:font-size="9pt" officeooo:rsid="002cba74" officeooo:paragraph-rsid="009e2873" style:font-size-asian="9pt" style:font-size-complex="9pt"/>
    </style:style>
    <style:style style:name="P40" style:family="paragraph" style:parent-style-name="Standard" style:list-style-name="L5">
      <style:text-properties fo:font-size="9pt" officeooo:rsid="00302f4f" officeooo:paragraph-rsid="009a4c77" style:font-size-asian="9pt" style:font-size-complex="9pt"/>
    </style:style>
    <style:style style:name="P41" style:family="paragraph" style:parent-style-name="Standard" style:list-style-name="L6">
      <style:text-properties fo:font-size="9pt" officeooo:rsid="00302f4f" officeooo:paragraph-rsid="009f0358" style:font-size-asian="9pt" style:font-size-complex="9pt"/>
    </style:style>
    <style:style style:name="P42" style:family="paragraph" style:parent-style-name="Standard" style:list-style-name="L5">
      <style:text-properties fo:font-size="9pt" officeooo:rsid="0031c48e" officeooo:paragraph-rsid="0031c48e" style:font-size-asian="9pt" style:font-size-complex="9pt"/>
    </style:style>
    <style:style style:name="P43" style:family="paragraph" style:parent-style-name="Standard" style:list-style-name="L5">
      <style:text-properties fo:font-size="9pt" officeooo:rsid="0033b20f" officeooo:paragraph-rsid="0033b20f" style:font-size-asian="9pt" style:font-size-complex="9pt"/>
    </style:style>
    <style:style style:name="P44" style:family="paragraph" style:parent-style-name="Standard" style:list-style-name="L6">
      <style:text-properties fo:font-size="9pt" officeooo:rsid="003529fe" officeooo:paragraph-rsid="003529fe" style:font-size-asian="9pt" style:font-size-complex="9pt"/>
    </style:style>
    <style:style style:name="P45" style:family="paragraph" style:parent-style-name="Standard" style:list-style-name="L5">
      <style:text-properties fo:font-size="9pt" officeooo:rsid="003669ef" officeooo:paragraph-rsid="009ab3a1" style:font-size-asian="9pt" style:font-size-complex="9pt"/>
    </style:style>
    <style:style style:name="P46" style:family="paragraph" style:parent-style-name="Standard" style:list-style-name="L6">
      <style:text-properties fo:font-size="9pt" officeooo:rsid="00436b26" officeooo:paragraph-rsid="00436b26" style:font-size-asian="9pt" style:font-size-complex="9pt"/>
    </style:style>
    <style:style style:name="P47" style:family="paragraph" style:parent-style-name="Standard" style:list-style-name="L6">
      <style:text-properties fo:font-size="9pt" officeooo:rsid="0044f50f" officeooo:paragraph-rsid="0044f50f" style:font-size-asian="9pt" style:font-size-complex="9pt"/>
    </style:style>
    <style:style style:name="P48" style:family="paragraph" style:parent-style-name="Standard" style:list-style-name="L6">
      <style:text-properties fo:font-size="9pt" officeooo:rsid="00455f34" officeooo:paragraph-rsid="00455f34" style:font-size-asian="9pt" style:font-size-complex="9pt"/>
    </style:style>
    <style:style style:name="P49" style:family="paragraph" style:parent-style-name="Standard" style:list-style-name="L6">
      <style:text-properties fo:font-size="9pt" officeooo:rsid="00485c8b" officeooo:paragraph-rsid="004c9b0c" style:font-size-asian="9pt" style:font-size-complex="9pt"/>
    </style:style>
    <style:style style:name="P50" style:family="paragraph" style:parent-style-name="Standard" style:list-style-name="L6">
      <style:text-properties fo:font-size="9pt" officeooo:rsid="004e3ae6" officeooo:paragraph-rsid="004e3ae6" style:font-size-asian="9pt" style:font-size-complex="9pt"/>
    </style:style>
    <style:style style:name="P51" style:family="paragraph" style:parent-style-name="Standard">
      <style:text-properties fo:font-size="9pt" officeooo:rsid="004e3ae6" officeooo:paragraph-rsid="004e3ae6" style:font-size-asian="9pt" style:font-size-complex="9pt"/>
    </style:style>
    <style:style style:name="P52" style:family="paragraph" style:parent-style-name="Standard" style:list-style-name="L6">
      <style:text-properties fo:font-size="9pt" officeooo:rsid="0057d550" officeooo:paragraph-rsid="0057d550" style:font-size-asian="9pt" style:font-size-complex="9pt"/>
    </style:style>
    <style:style style:name="P53" style:family="paragraph" style:parent-style-name="Standard">
      <style:text-properties fo:font-size="9pt" officeooo:rsid="006940ff" officeooo:paragraph-rsid="006940ff" style:font-size-asian="9pt" style:font-size-complex="9pt"/>
    </style:style>
    <style:style style:name="P54" style:family="paragraph" style:parent-style-name="Standard" style:list-style-name="L7">
      <style:text-properties fo:font-size="9pt" officeooo:rsid="006940ff" officeooo:paragraph-rsid="006940ff" style:font-size-asian="9pt" style:font-size-complex="9pt"/>
    </style:style>
    <style:style style:name="P55" style:family="paragraph" style:parent-style-name="Standard" style:list-style-name="L7">
      <style:text-properties fo:font-size="9pt" officeooo:rsid="006a539a" officeooo:paragraph-rsid="006a539a" style:font-size-asian="9pt" style:font-size-complex="9pt"/>
    </style:style>
    <style:style style:name="P56" style:family="paragraph" style:parent-style-name="Standard" style:list-style-name="L7">
      <style:text-properties fo:font-size="9pt" officeooo:rsid="006afbc0" officeooo:paragraph-rsid="006afbc0" style:font-size-asian="9pt" style:font-size-complex="9pt"/>
    </style:style>
    <style:style style:name="P57" style:family="paragraph" style:parent-style-name="Standard">
      <style:text-properties fo:font-size="9pt" officeooo:rsid="006afbc0" officeooo:paragraph-rsid="006afbc0" style:font-size-asian="9pt" style:font-size-complex="9pt"/>
    </style:style>
    <style:style style:name="P58" style:family="paragraph" style:parent-style-name="Standard">
      <style:text-properties fo:font-size="9pt" officeooo:rsid="00709587" officeooo:paragraph-rsid="00709587" style:font-size-asian="9pt" style:font-size-complex="9pt"/>
    </style:style>
    <style:style style:name="P59" style:family="paragraph" style:parent-style-name="Standard">
      <style:text-properties fo:font-size="9pt" officeooo:rsid="00730655" officeooo:paragraph-rsid="00709587" style:font-size-asian="9pt" style:font-size-complex="9pt"/>
    </style:style>
    <style:style style:name="P60" style:family="paragraph" style:parent-style-name="Standard">
      <style:text-properties fo:font-size="9pt" officeooo:rsid="00730655" officeooo:paragraph-rsid="00730655" style:font-size-asian="9pt" style:font-size-complex="9pt"/>
    </style:style>
    <style:style style:name="P61" style:family="paragraph" style:parent-style-name="Standard" style:list-style-name="L8">
      <style:text-properties fo:font-size="9pt" officeooo:rsid="00730655" officeooo:paragraph-rsid="00730655" style:font-size-asian="9pt" style:font-size-complex="9pt"/>
    </style:style>
    <style:style style:name="P62" style:family="paragraph" style:parent-style-name="Standard" style:list-style-name="L8">
      <style:text-properties fo:font-size="9pt" officeooo:rsid="00734907" officeooo:paragraph-rsid="00734907" style:font-size-asian="9pt" style:font-size-complex="9pt"/>
    </style:style>
    <style:style style:name="P63" style:family="paragraph" style:parent-style-name="Standard" style:list-style-name="L8">
      <style:text-properties fo:font-size="9pt" officeooo:rsid="00734907" officeooo:paragraph-rsid="00746149" style:font-size-asian="9pt" style:font-size-complex="9pt"/>
    </style:style>
    <style:style style:name="P64" style:family="paragraph" style:parent-style-name="Standard" style:list-style-name="L8">
      <style:text-properties fo:font-size="9pt" officeooo:rsid="00734907" officeooo:paragraph-rsid="00756645" style:font-size-asian="9pt" style:font-size-complex="9pt"/>
    </style:style>
    <style:style style:name="P65" style:family="paragraph" style:parent-style-name="Standard" style:list-style-name="L8">
      <style:text-properties fo:font-size="9pt" officeooo:rsid="00734907" officeooo:paragraph-rsid="007731b7" style:font-size-asian="9pt" style:font-size-complex="9pt"/>
    </style:style>
    <style:style style:name="P66" style:family="paragraph" style:parent-style-name="Standard" style:list-style-name="L8">
      <style:text-properties fo:font-size="9pt" officeooo:rsid="00756645" officeooo:paragraph-rsid="00756645" style:font-size-asian="9pt" style:font-size-complex="9pt"/>
    </style:style>
    <style:style style:name="P67" style:family="paragraph" style:parent-style-name="Standard" style:list-style-name="L8">
      <style:text-properties fo:font-size="9pt" officeooo:rsid="008790cd" officeooo:paragraph-rsid="008790cd" style:font-size-asian="9pt" style:font-size-complex="9pt"/>
    </style:style>
    <style:style style:name="P68" style:family="paragraph" style:parent-style-name="Standard" style:list-style-name="L8">
      <style:text-properties fo:font-size="9pt" officeooo:rsid="0088f7a6" officeooo:paragraph-rsid="0088f7a6" style:font-size-asian="9pt" style:font-size-complex="9pt"/>
    </style:style>
    <style:style style:name="P69" style:family="paragraph" style:parent-style-name="Standard" style:list-style-name="L8">
      <style:text-properties fo:font-size="9pt" officeooo:rsid="008b13c7" officeooo:paragraph-rsid="008b13c7" style:font-size-asian="9pt" style:font-size-complex="9pt"/>
    </style:style>
    <style:style style:name="P70" style:family="paragraph" style:parent-style-name="Standard" style:list-style-name="L8">
      <style:text-properties fo:font-size="9pt" officeooo:rsid="008b40ba" officeooo:paragraph-rsid="008b40ba" style:font-size-asian="9pt" style:font-size-complex="9pt"/>
    </style:style>
    <style:style style:name="P71" style:family="paragraph" style:parent-style-name="Standard" style:list-style-name="L8">
      <style:text-properties fo:font-size="9pt" officeooo:rsid="008c4581" officeooo:paragraph-rsid="008c4581" style:font-size-asian="9pt" style:font-size-complex="9pt"/>
    </style:style>
    <style:style style:name="P72" style:family="paragraph" style:parent-style-name="Standard" style:list-style-name="L6">
      <style:text-properties fo:font-size="9pt" officeooo:rsid="0034611f" officeooo:paragraph-rsid="0034611f" style:font-size-asian="7.84999990463257pt" style:font-size-complex="9pt"/>
    </style:style>
    <style:style style:name="P73" style:family="paragraph" style:parent-style-name="Standard" style:list-style-name="L6">
      <style:text-properties fo:font-size="9pt" officeooo:rsid="0034611f" officeooo:paragraph-rsid="00365cfe" style:font-size-asian="7.84999990463257pt" style:font-size-complex="9pt"/>
    </style:style>
    <style:style style:name="P74" style:family="paragraph" style:parent-style-name="Standard" style:list-style-name="L6">
      <style:text-properties fo:font-size="9pt" officeooo:rsid="003669ef" officeooo:paragraph-rsid="003669ef" style:font-size-asian="7.84999990463257pt" style:font-size-complex="9pt"/>
    </style:style>
    <style:style style:name="P75" style:family="paragraph" style:parent-style-name="Standard" style:list-style-name="L6">
      <style:text-properties fo:font-size="9pt" officeooo:rsid="0067e5ab" officeooo:paragraph-rsid="0067e5ab" style:font-size-asian="7.84999990463257pt" style:font-size-complex="9pt"/>
    </style:style>
    <style:style style:name="P76" style:family="paragraph" style:parent-style-name="Standard">
      <style:text-properties officeooo:rsid="0034611f" officeooo:paragraph-rsid="0034611f"/>
    </style:style>
    <style:style style:name="P77" style:family="paragraph" style:parent-style-name="Standard" style:list-style-name="L6">
      <style:text-properties fo:color="#c9211e" loext:opacity="100%" fo:font-size="9pt" officeooo:rsid="0039d885" officeooo:paragraph-rsid="0039d885" style:font-size-asian="9pt" style:font-size-complex="9pt"/>
    </style:style>
    <style:style style:name="P78" style:family="paragraph" style:parent-style-name="Standard" style:list-style-name="L6">
      <style:text-properties fo:color="#c9211e" loext:opacity="100%" fo:font-size="9pt" officeooo:rsid="002ac03f" officeooo:paragraph-rsid="0039d885" style:font-size-asian="9pt" style:font-size-complex="9pt"/>
    </style:style>
    <style:style style:name="P79" style:family="paragraph" style:parent-style-name="Standard" style:list-style-name="L6">
      <style:text-properties fo:color="#c9211e" loext:opacity="100%" fo:font-size="9pt" officeooo:rsid="002ac03f" officeooo:paragraph-rsid="003e812a" style:font-size-asian="9pt" style:font-size-complex="9pt"/>
    </style:style>
    <style:style style:name="P80" style:family="paragraph" style:parent-style-name="Standard" style:list-style-name="L6">
      <style:text-properties fo:color="#c9211e" loext:opacity="100%" fo:font-size="9pt" officeooo:rsid="004fcac2" officeooo:paragraph-rsid="004fcac2" style:font-size-asian="9pt" style:font-size-complex="9pt"/>
    </style:style>
    <style:style style:name="P81" style:family="paragraph" style:parent-style-name="Standard" style:list-style-name="L6">
      <style:text-properties fo:color="#c9211e" loext:opacity="100%" fo:font-size="9pt" officeooo:rsid="005173f3" officeooo:paragraph-rsid="005173f3" style:font-size-asian="9pt" style:font-size-complex="9pt"/>
    </style:style>
    <style:style style:name="P82" style:family="paragraph" style:parent-style-name="Standard" style:list-style-name="L6">
      <style:text-properties fo:color="#c9211e" loext:opacity="100%" fo:font-size="9pt" officeooo:rsid="00568571" officeooo:paragraph-rsid="00568571" style:font-size-asian="9pt" style:font-size-complex="9pt"/>
    </style:style>
    <style:style style:name="P83" style:family="paragraph" style:parent-style-name="Standard" style:list-style-name="L6">
      <style:text-properties fo:color="#c9211e" loext:opacity="100%" fo:font-size="9pt" officeooo:rsid="00569cb9" officeooo:paragraph-rsid="00569cb9" style:font-size-asian="9pt" style:font-size-complex="9pt"/>
    </style:style>
    <style:style style:name="P84" style:family="paragraph" style:parent-style-name="Standard" style:list-style-name="L6">
      <style:text-properties fo:color="#c9211e" loext:opacity="100%" fo:font-size="9pt" officeooo:rsid="0057d550" officeooo:paragraph-rsid="0057d550" style:font-size-asian="9pt" style:font-size-complex="9pt"/>
    </style:style>
    <style:style style:name="P85" style:family="paragraph" style:parent-style-name="Standard" style:list-style-name="L5">
      <style:text-properties fo:color="#000000" loext:opacity="100%" fo:font-size="9pt" officeooo:rsid="00963ccb" officeooo:paragraph-rsid="009831b1" style:font-size-asian="9pt" style:font-size-complex="9pt"/>
    </style:style>
    <style:style style:name="P86" style:family="paragraph" style:parent-style-name="Standard" style:list-style-name="L6">
      <style:text-properties fo:color="#000000" loext:opacity="100%" fo:font-size="9pt" officeooo:rsid="00963ccb" officeooo:paragraph-rsid="00963ccb" style:font-size-asian="9pt" style:font-size-complex="9pt"/>
    </style:style>
    <style:style style:name="P87" style:family="paragraph" style:parent-style-name="Standard" style:list-style-name="L6">
      <style:text-properties fo:color="#000000" loext:opacity="100%" fo:font-size="9pt" officeooo:rsid="00910b4f" officeooo:paragraph-rsid="00910b4f" style:font-size-asian="9pt" style:font-size-complex="9pt"/>
    </style:style>
    <style:style style:name="P88" style:family="paragraph" style:parent-style-name="Standard" style:list-style-name="L6">
      <style:text-properties fo:color="#000000" loext:opacity="100%" fo:font-size="9pt" officeooo:rsid="0039d885" officeooo:paragraph-rsid="0093b36f" style:font-size-asian="9pt" style:font-size-complex="9pt"/>
    </style:style>
    <style:style style:name="P89" style:family="paragraph" style:parent-style-name="Standard" style:list-style-name="L6">
      <style:text-properties fo:color="#000000" loext:opacity="100%" fo:font-size="9pt" officeooo:rsid="0039d885" officeooo:paragraph-rsid="009794e0" style:font-size-asian="9pt" style:font-size-complex="9pt"/>
    </style:style>
    <style:style style:name="P90" style:family="paragraph" style:parent-style-name="Standard" style:list-style-name="L6">
      <style:text-properties fo:color="#000000" loext:opacity="100%" fo:font-size="9pt" officeooo:rsid="004fcac2" officeooo:paragraph-rsid="0093b36f" style:font-size-asian="9pt" style:font-size-complex="9pt"/>
    </style:style>
    <style:style style:name="P91" style:family="paragraph" style:parent-style-name="Standard" style:list-style-name="L6">
      <style:text-properties fo:color="#000000" loext:opacity="100%" fo:font-size="9pt" officeooo:rsid="005173f3" officeooo:paragraph-rsid="0093b36f" style:font-size-asian="9pt" style:font-size-complex="9pt"/>
    </style:style>
    <style:style style:name="P92" style:family="paragraph" style:parent-style-name="Standard" style:list-style-name="L6">
      <style:text-properties fo:color="#000000" loext:opacity="100%" fo:font-size="9pt" officeooo:rsid="00568571" officeooo:paragraph-rsid="0093b36f" style:font-size-asian="9pt" style:font-size-complex="9pt"/>
    </style:style>
    <style:style style:name="P93" style:family="paragraph" style:parent-style-name="Standard" style:list-style-name="L6">
      <style:text-properties fo:color="#000000" loext:opacity="100%" fo:font-size="9pt" officeooo:rsid="00569cb9" officeooo:paragraph-rsid="0093b36f" style:font-size-asian="9pt" style:font-size-complex="9pt"/>
    </style:style>
    <style:style style:name="P94" style:family="paragraph" style:parent-style-name="Standard" style:list-style-name="L6">
      <style:text-properties fo:color="#000000" loext:opacity="100%" fo:font-size="9pt" officeooo:rsid="0057d550" officeooo:paragraph-rsid="0093b36f" style:font-size-asian="9pt" style:font-size-complex="9pt"/>
    </style:style>
    <style:style style:name="P95" style:family="paragraph" style:parent-style-name="Standard" style:list-style-name="L8">
      <style:text-properties officeooo:rsid="007ff64b" officeooo:paragraph-rsid="007ff64b"/>
    </style:style>
    <style:style style:name="P96" style:family="paragraph" style:parent-style-name="Standard" style:list-style-name="L9">
      <style:text-properties officeooo:rsid="00a42dd8" officeooo:paragraph-rsid="00a42dd8"/>
    </style:style>
    <style:style style:name="T1" style:family="text">
      <style:text-properties officeooo:rsid="0007a589"/>
    </style:style>
    <style:style style:name="T2" style:family="text">
      <style:text-properties officeooo:rsid="0008c3f7"/>
    </style:style>
    <style:style style:name="T3" style:family="text">
      <style:text-properties officeooo:rsid="000b22dd"/>
    </style:style>
    <style:style style:name="T4" style:family="text">
      <style:text-properties officeooo:rsid="000d1d46"/>
    </style:style>
    <style:style style:name="T5" style:family="text">
      <style:text-properties officeooo:rsid="000ddf37"/>
    </style:style>
    <style:style style:name="T6" style:family="text">
      <style:text-properties officeooo:rsid="000f19ff"/>
    </style:style>
    <style:style style:name="T7" style:family="text">
      <style:text-properties officeooo:rsid="0010c16b"/>
    </style:style>
    <style:style style:name="T8" style:family="text">
      <style:text-properties officeooo:rsid="0010cd15"/>
    </style:style>
    <style:style style:name="T9" style:family="text">
      <style:text-properties officeooo:rsid="00138d6d"/>
    </style:style>
    <style:style style:name="T10" style:family="text">
      <style:text-properties officeooo:rsid="0015da30"/>
    </style:style>
    <style:style style:name="T11" style:family="text">
      <style:text-properties officeooo:rsid="0022fdf1"/>
    </style:style>
    <style:style style:name="T12" style:family="text">
      <style:text-properties officeooo:rsid="0024f145"/>
    </style:style>
    <style:style style:name="T13" style:family="text">
      <style:text-properties officeooo:rsid="0025acb7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0805d52" style:font-size-asian="9pt" style:font-size-complex="9pt"/>
    </style:style>
    <style:style style:name="T16" style:family="text">
      <style:text-properties fo:font-size="9pt" officeooo:rsid="008095e0" style:font-size-asian="9pt" style:font-size-complex="9pt"/>
    </style:style>
    <style:style style:name="T17" style:family="text">
      <style:text-properties officeooo:rsid="0026ab6e"/>
    </style:style>
    <style:style style:name="T18" style:family="text">
      <style:text-properties officeooo:rsid="0027db6d"/>
    </style:style>
    <style:style style:name="T19" style:family="text">
      <style:text-properties officeooo:rsid="002884b2"/>
    </style:style>
    <style:style style:name="T20" style:family="text">
      <style:text-properties officeooo:rsid="002e5624"/>
    </style:style>
    <style:style style:name="T21" style:family="text">
      <style:text-properties officeooo:rsid="0032b377"/>
    </style:style>
    <style:style style:name="T22" style:family="text">
      <style:text-properties officeooo:rsid="003529fe"/>
    </style:style>
    <style:style style:name="T23" style:family="text">
      <style:text-properties officeooo:rsid="0035dd19"/>
    </style:style>
    <style:style style:name="T24" style:family="text">
      <style:text-properties officeooo:rsid="00365cfe"/>
    </style:style>
    <style:style style:name="T25" style:family="text">
      <style:text-properties officeooo:rsid="0036b6e4"/>
    </style:style>
    <style:style style:name="T26" style:family="text">
      <style:text-properties officeooo:rsid="0039d885"/>
    </style:style>
    <style:style style:name="T27" style:family="text">
      <style:text-properties officeooo:rsid="003b4b7d"/>
    </style:style>
    <style:style style:name="T28" style:family="text">
      <style:text-properties officeooo:rsid="003bb6c8"/>
    </style:style>
    <style:style style:name="T29" style:family="text">
      <style:text-properties officeooo:rsid="003c8f28"/>
    </style:style>
    <style:style style:name="T30" style:family="text">
      <style:text-properties officeooo:rsid="004a3c97"/>
    </style:style>
    <style:style style:name="T31" style:family="text">
      <style:text-properties officeooo:rsid="004aabc9"/>
    </style:style>
    <style:style style:name="T32" style:family="text">
      <style:text-properties officeooo:rsid="004bc2f5"/>
    </style:style>
    <style:style style:name="T33" style:family="text">
      <style:text-properties officeooo:rsid="004c9b0c"/>
    </style:style>
    <style:style style:name="T34" style:family="text">
      <style:text-properties officeooo:rsid="004f6c15"/>
    </style:style>
    <style:style style:name="T35" style:family="text">
      <style:text-properties officeooo:rsid="005365a0"/>
    </style:style>
    <style:style style:name="T36" style:family="text">
      <style:text-properties officeooo:rsid="0054ce21"/>
    </style:style>
    <style:style style:name="T37" style:family="text">
      <style:text-properties officeooo:rsid="00569cb9"/>
    </style:style>
    <style:style style:name="T38" style:family="text">
      <style:text-properties officeooo:rsid="005a1dcc"/>
    </style:style>
    <style:style style:name="T39" style:family="text">
      <style:text-properties officeooo:rsid="005d9dc6"/>
    </style:style>
    <style:style style:name="T40" style:family="text">
      <style:text-properties officeooo:rsid="005f248d"/>
    </style:style>
    <style:style style:name="T41" style:family="text">
      <style:text-properties officeooo:rsid="0061f1bc"/>
    </style:style>
    <style:style style:name="T42" style:family="text">
      <style:text-properties officeooo:rsid="0063351e"/>
    </style:style>
    <style:style style:name="T43" style:family="text">
      <style:text-properties officeooo:rsid="00648946"/>
    </style:style>
    <style:style style:name="T44" style:family="text">
      <style:text-properties officeooo:rsid="006c8b83"/>
    </style:style>
    <style:style style:name="T45" style:family="text">
      <style:text-properties officeooo:rsid="00734907"/>
    </style:style>
    <style:style style:name="T46" style:family="text">
      <style:text-properties officeooo:rsid="00746149"/>
    </style:style>
    <style:style style:name="T47" style:family="text">
      <style:text-properties officeooo:rsid="00756645"/>
    </style:style>
    <style:style style:name="T48" style:family="text">
      <style:text-properties officeooo:rsid="0075e3bf"/>
    </style:style>
    <style:style style:name="T49" style:family="text">
      <style:text-properties officeooo:rsid="007731b7"/>
    </style:style>
    <style:style style:name="T50" style:family="text">
      <style:text-properties officeooo:rsid="0078895d"/>
    </style:style>
    <style:style style:name="T51" style:family="text">
      <style:text-properties officeooo:rsid="0079f94b"/>
    </style:style>
    <style:style style:name="T52" style:family="text">
      <style:text-properties officeooo:rsid="007ae4f7"/>
    </style:style>
    <style:style style:name="T53" style:family="text">
      <style:text-properties officeooo:rsid="00871829"/>
    </style:style>
    <style:style style:name="T54" style:family="text">
      <style:text-properties officeooo:rsid="008ddd48"/>
    </style:style>
    <style:style style:name="T55" style:family="text">
      <style:text-properties officeooo:rsid="008e96d3"/>
    </style:style>
    <style:style style:name="T56" style:family="text">
      <style:text-properties officeooo:rsid="0091c12f"/>
    </style:style>
    <style:style style:name="T57" style:family="text">
      <style:text-properties officeooo:rsid="0093b36f"/>
    </style:style>
    <style:style style:name="T58" style:family="text">
      <style:text-properties officeooo:rsid="00963ccb"/>
    </style:style>
    <style:style style:name="T59" style:family="text">
      <style:text-properties officeooo:rsid="009794e0"/>
    </style:style>
    <style:style style:name="T60" style:family="text">
      <style:text-properties fo:color="#000000" loext:opacity="100%" officeooo:rsid="0039d885"/>
    </style:style>
    <style:style style:name="T61" style:family="text">
      <style:text-properties fo:color="#000000" loext:opacity="100%" officeooo:rsid="0093b36f"/>
    </style:style>
    <style:style style:name="T62" style:family="text">
      <style:text-properties fo:color="#000000" loext:opacity="100%" officeooo:rsid="009794e0"/>
    </style:style>
    <style:style style:name="T63" style:family="text">
      <style:text-properties fo:color="#000000" loext:opacity="100%" officeooo:rsid="00963ccb"/>
    </style:style>
    <style:style style:name="T64" style:family="text">
      <style:text-properties fo:color="#000000" loext:opacity="100%" officeooo:rsid="0099d126"/>
    </style:style>
    <style:style style:name="T65" style:family="text">
      <style:text-properties fo:color="#000000" loext:opacity="100%" officeooo:rsid="009a4c77"/>
    </style:style>
    <style:style style:name="T66" style:family="text">
      <style:text-properties fo:color="#000000" loext:opacity="100%" officeooo:rsid="009ab3a1"/>
    </style:style>
    <style:style style:name="T67" style:family="text">
      <style:text-properties fo:color="#000000" loext:opacity="100%" officeooo:rsid="009d49d2"/>
    </style:style>
    <style:style style:name="T68" style:family="text">
      <style:text-properties officeooo:rsid="009f0358"/>
    </style:style>
    <style:style style:name="T69" style:family="text">
      <style:text-properties officeooo:rsid="00a5ba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proach:</text:p>
      <text:list xml:id="list2910987847" text:style-name="L2">
        <text:list-item>
          <text:p text:style-name="P5">Starting out with a simple bayesian updating scheme </text:p>
        </text:list-item>
        <text:list-item>
          <text:p text:style-name="P5">Once the above works well, we will optimise and perhaps integrate more sophisticated methods, including:</text:p>
          <text:list>
            <text:list-item>
              <text:p text:style-name="P5">Bayesian networks</text:p>
            </text:list-item>
            <text:list-item>
              <text:p text:style-name="P5">Reinforcement Learning </text:p>
            </text:list-item>
          </text:list>
        </text:list-item>
      </text:list>
      <text:p text:style-name="P4"/>
      <text:p text:style-name="P4"><text:span text:style-name="T6">Notes</text:span> – <text:span text:style-name="T1">simple Bayes</text:span>:</text:p>
      <text:list xml:id="list2150979923" text:style-name="L1">
        <text:list-item>
          <text:p text:style-name="P6">posterior is probably: P(spy | mission)</text:p>
        </text:list-item>
        <text:list-item>
          <text:p text:style-name="P8">Mission = list of votes for/against mission where index = agent</text:p>
          <text:list>
            <text:list-item>
              <text:p text:style-name="P8">mission = [T, F, T, T, T, …]</text:p>
            </text:list-item>
          </text:list>
        </text:list-item>
        <text:list-item>
          <text:p text:style-name="P8">Spy = True if spy, False otherwise</text:p>
        </text:list-item>
        <text:list-item>
          <text:p text:style-name="P6">hence we <text:span text:style-name="T2">must calculate following for all </text:span><text:span text:style-name="T7">agents</text:span>:</text:p>
          <text:list>
            <text:list-item>
              <text:p text:style-name="P7">P(<text:span text:style-name="T8">agent_is_</text:span>Spy | Mission) = [P(<text:span text:style-name="T8">agent_is_</text:span>Spy) * P(Mission | <text:span text:style-name="T8">agent_is_</text:span>Spy)] / P(Mission)</text:p>
            </text:list-item>
          </text:list>
        </text:list-item>
        <text:list-item>
          <text:p text:style-name="P9">For each mission we apply the bayesian update rule to <text:span text:style-name="T3">all players</text:span></text:p>
          <text:list>
            <text:list-item>
              <text:p text:style-name="P10">If P(Spy) for mission players increases/decreases then P(Spy) for non-mission players decreases/increases.</text:p>
            </text:list-item>
          </text:list>
        </text:list-item>
        <text:list-item>
          <text:p text:style-name="P11">The number of sabotage cards played on each mission = the number of spies on this mission. Hence if 5 players: [a, b, c, d, e], 2 spies: [a, d] and team size of 3: [a, d, e]. <text:span text:style-name="T4">Hence </text:span>if mission = [success, fail, fail] then resistance members must know that [b, c] cannot be spies.</text:p>
          <text:list>
            <text:list-item>
              <text:p text:style-name="P12">If number fails in mission &gt;= <text:span text:style-name="T5">floor</text:span>((1/3)*number of players) then players on mission cannot be spies.</text:p>
            </text:list-item>
          </text:list>
        </text:list-item>
        <text:list-item>
          <text:p text:style-name="P13">P(Mission) = 1/number of possible missions = 1/2**n</text:p>
          <text:list>
            <text:list-item>
              <text:p text:style-name="P13">Where n is the number of total players?</text:p>
            </text:list-item>
            <text:list-item>
              <text:p text:style-name="P13">Where n is the number of players on a mission?</text:p>
            </text:list-item>
            <text:list-item>
              <text:p text:style-name="P14">Probably the latter</text:p>
            </text:list-item>
            <text:list-item>
              <text:p text:style-name="P15">P(Mission) will change according to the possibility of Mission <text:span text:style-name="T9">see 6.</text:span></text:p>
            </text:list-item>
          </text:list>
        </text:list-item>
        <text:list-item>
          <text:p text:style-name="P16">Initially P(agent_is_Spy) = 0.5</text:p>
        </text:list-item>
        <text:list-item>
          <text:p text:style-name="P16">To calculate P(Mission), determine all possible assignments of players in the mission to spies/resistance, there are mission_size choose 2 possible assignments.</text:p>
        </text:list-item>
        <text:list-item>
          <text:p text:style-name="P17"><text:span text:style-name="T10">We need to find the probability of the current mission occurring.</text:span></text:p>
          <text:list>
            <text:list-item>
              <text:p text:style-name="P17">For each possible mission we take the product of the probabilities for the associated assignment </text:p>
            </text:list-item>
          </text:list>
        </text:list-item>
      </text:list>
      <text:p text:style-name="P19">Literature:</text:p>
      <text:list xml:id="list3962257795" text:style-name="L3">
        <text:list-item>
          <text:p text:style-name="P20">Coordination in Multi-agent Reinforcement Learning: A Bayesian Approach</text:p>
        </text:list-item>
        <text:list-item>
          <text:p text:style-name="P21">Genetic Programming </text:p>
        </text:list-item>
        <text:list-item>
          <text:p text:style-name="P20">AIMA:</text:p>
          <text:list>
            <text:list-item>
              <text:p text:style-name="P20">12.5 Bayes’ Rule</text:p>
            </text:list-item>
          </text:list>
        </text:list-item>
      </text:list>
      <text:p text:style-name="P19"/>
      <text:p text:style-name="P22">Bayes’:</text:p>
      <text:list xml:id="list1224355112" text:style-name="L4">
        <text:list-item>
          <text:p text:style-name="P23">P(cause|effect) = P(effect|cause)*P(cause)/P(effect)</text:p>
        </text:list-item>
        <text:list-item>
          <text:p text:style-name="P23">unconditional facts:</text:p>
          <text:list>
            <text:list-item>
              <text:p text:style-name="P23">cause = meningitis = M, effect = stiff neck = S</text:p>
            </text:list-item>
            <text:list-item>
              <text:p text:style-name="P23">P(S) = 0.01</text:p>
            </text:list-item>
            <text:list-item>
              <text:p text:style-name="P23">P(S|M) = 0.7</text:p>
            </text:list-item>
            <text:list-item>
              <text:p text:style-name="P23">P(M) = 1/50000</text:p>
            </text:list-item>
            <text:list-item>
              <text:p text:style-name="P23">P(M|S) = P(S|M)*P(M)/P(S) = 0.7*(1/50000)/0.01 = 0.0014</text:p>
            </text:list-item>
          </text:list>
        </text:list-item>
        <text:list-item>
          <text:p text:style-name="P23">Normalisation formulation:</text:p>
          <text:list>
            <text:list-item>
              <text:p text:style-name="P23">P(Y|X) = a*P(X|Y)*P(Y)</text:p>
              <text:list>
                <text:list-item>
                  <text:p text:style-name="P23">a chosen to make entries in P(Y|X) sum to 1.</text:p>
                </text:list-item>
              </text:list>
            </text:list-item>
          </text:list>
        </text:list-item>
        <text:list-item>
          <text:p text:style-name="P24">See if we need the full joint distribution?</text:p>
        </text:list-item>
      </text:list>
      <text:p text:style-name="P18"/>
      <text:p text:style-name="P25">Thoughts:</text:p>
      <text:list xml:id="list4026642672" text:style-name="L5">
        <text:list-item>
          <text:p text:style-name="P26">Need a set of all possible worlds:</text:p>
          <text:list>
            <text:list-item>
              <text:p text:style-name="P26">A world is a list of all spies in this world</text:p>
              <text:list>
                <text:list-item>
                  <text:p text:style-name="P26">A list of all possible spies on a mission?</text:p>
                </text:list-item>
                <text:list-item>
                  <text:p text:style-name="P26">A list of all possible spies given all players?</text:p>
                </text:list-item>
              </text:list>
            </text:list-item>
          </text:list>
        </text:list-item>
        <text:list-item>
          <text:p text:style-name="P26">Must map each world, <text:span text:style-name="T12">w </text:span>to a probability value, P(<text:span text:style-name="T12">w</text:span>) giving the probability that world <text:span text:style-name="T12">w</text:span> exists.</text:p>
          <text:list>
            <text:list-item>
              <text:p text:style-name="P26">P(<text:span text:style-name="T12">w</text:span>) = 1/<text:span text:style-name="T12">count(</text:span>W<text:span text:style-name="T12">)</text:span>, <text:s/><text:span text:style-name="T12">where W is set of all possible worlds.</text:span></text:p>
            </text:list-item>
          </text:list>
        </text:list-item>
        <text:list-item>
          <text:p text:style-name="P27">When P(W) = 0, W is removed from the set of all possible worlds. </text:p>
        </text:list-item>
        <text:list-item>
          <text:p text:style-name="P28">Actions: </text:p>
          <text:list>
            <text:list-item>
              <text:p text:style-name="P31">If team_leader:</text:p>
              <text:list>
                <text:list-item>
                  <text:p text:style-name="P30"><text:span text:style-name="T12">A(resistance) = {approve_team, reject_team, play_success, </text:span><text:span text:style-name="T13">select_team</text:span><text:span text:style-name="T12">}</text:span></text:p>
                </text:list-item>
                <text:list-item>
                  <text:p text:style-name="P28">A<text:span text:style-name="T12">(spy)</text:span> = {<text:span text:style-name="T12">approve_team, reject_team, play_success, play_</text:span><text:span text:style-name="T17">sabotage</text:span><text:span text:style-name="T12">, </text:span><text:span text:style-name="T13">select_team</text:span>}</text:p>
                </text:list-item>
              </text:list>
            </text:list-item>
            <text:list-item>
              <text:p text:style-name="P31">If not team_leader:</text:p>
              <text:list>
                <text:list-item>
                  <text:p text:style-name="P29"><text:span text:style-name="T12">A(resistance) = {approve_team, reject_team, play_success}</text:span></text:p>
                </text:list-item>
                <text:list-item>
                  <text:p text:style-name="P29">A<text:span text:style-name="T12">(spy)</text:span> = {<text:span text:style-name="T12">approve_team, reject_team, play_success, play_</text:span><text:span text:style-name="T17">sabotage</text:span>}</text:p>
                </text:list-item>
              </text:list>
            </text:list-item>
            <text:list-item>
              <text:p text:style-name="P33">Hence A = <text:span text:style-name="T11">{</text:span><text:span text:style-name="T12">approve_team, reject_team, play_success, play_</text:span><text:span text:style-name="T17">sabotage, </text:span><text:span text:style-name="T13">select_team</text:span><text:span text:style-name="T11">}</text:span></text:p>
            </text:list-item>
            <text:list-item>
              <text:p text:style-name="P32">for all a in A, <text:span text:style-name="T18">we </text:span>must estimate the probability of this action being played <text:span text:style-name="T19">i</text:span>n each world, giving P(a|w).</text:p>
            </text:list-item>
          </text:list>
        </text:list-item>
        <text:list-item>
          <text:p text:style-name="P34">To get the unconditional probability of a, P(a) take the sum of of all the probabilities of a occurring in each wold weighted by P(w_i):</text:p>
          <text:list>
            <text:list-item>
              <text:p text:style-name="P34">P(a) = sum(P(a|w_i)*P(w_i), I</text:p>
            </text:list-item>
          </text:list>
        </text:list-item>
        <text:list-item>
          <text:p text:style-name="P85">Let spy(a) = “agent a is a spy”</text:p>
        </text:list-item>
        <text:list-item>
          <text:p text:style-name="P35"><text:span text:style-name="T60">P(</text:span><text:span text:style-name="T61">spy(a) | </text:span><text:span text:style-name="T62">A</text:span><text:span text:style-name="T60">) = P(</text:span><text:span text:style-name="T62">A</text:span><text:span text:style-name="T60"> </text:span><text:span text:style-name="T61">| spy(a)</text:span><text:span text:style-name="T60">)*P(</text:span><text:span text:style-name="T63">spy(a)</text:span><text:span text:style-name="T60">)/P(</text:span><text:span text:style-name="T62">A</text:span><text:span text:style-name="T60">),</text:span> A = <text:span text:style-name="T20">agent </text:span>accept<text:span text:style-name="T20">s</text:span> team </text:p>
        </text:list-item>
        <text:list-item>
          <text:p text:style-name="P36"><text:soft-page-break/><text:span text:style-name="T60">P(</text:span><text:span text:style-name="T61">spy(a) | </text:span><text:span text:style-name="T64">R</text:span><text:span text:style-name="T60">) = P(</text:span><text:span text:style-name="T64">R</text:span><text:span text:style-name="T60"> </text:span><text:span text:style-name="T61">| spy(a)</text:span><text:span text:style-name="T60">)*P(</text:span><text:span text:style-name="T63">spy(a)</text:span><text:span text:style-name="T60">)/P(</text:span><text:span text:style-name="T64">R</text:span><text:span text:style-name="T60">)</text:span>, R = <text:span text:style-name="T20">agent </text:span>reject<text:span text:style-name="T20">s</text:span> team</text:p>
        </text:list-item>
        <text:list-item>
          <text:p text:style-name="P37"><text:span text:style-name="T60">P(</text:span><text:span text:style-name="T61">spy(a) | </text:span><text:span text:style-name="T65">P</text:span><text:span text:style-name="T60">) = P(</text:span><text:span text:style-name="T65">P</text:span><text:span text:style-name="T60"> </text:span><text:span text:style-name="T61">| spy(a)</text:span><text:span text:style-name="T60">)*P(</text:span><text:span text:style-name="T63">spy(a)</text:span><text:span text:style-name="T60">)/P(</text:span><text:span text:style-name="T65">P</text:span><text:span text:style-name="T60">)</text:span>, P = <text:span text:style-name="T20">agent </text:span>play<text:span text:style-name="T20">s</text:span> mission success</text:p>
        </text:list-item>
        <text:list-item>
          <text:p text:style-name="P37"><text:span text:style-name="T60">P(</text:span><text:span text:style-name="T61">spy(a) | </text:span><text:span text:style-name="T65">Z</text:span><text:span text:style-name="T60">) = P(</text:span><text:span text:style-name="T65">Z</text:span><text:span text:style-name="T60"> </text:span><text:span text:style-name="T61">| spy(a)</text:span><text:span text:style-name="T60">)*P(</text:span><text:span text:style-name="T63">spy(a)</text:span><text:span text:style-name="T60">)/P(</text:span><text:span text:style-name="T65">Z</text:span><text:span text:style-name="T60">)</text:span>, Z = <text:span text:style-name="T20">agent </text:span>play<text:span text:style-name="T20">s</text:span> mission sabotage</text:p>
        </text:list-item>
        <text:list-item>
          <text:p text:style-name="P40"><text:span text:style-name="T60">P(</text:span><text:span text:style-name="T61">spy(a) | </text:span><text:span text:style-name="T65">N</text:span><text:span text:style-name="T60">) = P(</text:span><text:span text:style-name="T65">N</text:span><text:span text:style-name="T60"> </text:span><text:span text:style-name="T61">| spy(a)</text:span><text:span text:style-name="T60">)*P(</text:span><text:span text:style-name="T63">spy(a)</text:span><text:span text:style-name="T60">)/P(</text:span><text:span text:style-name="T65">N</text:span><text:span text:style-name="T60">)</text:span>, N = agent nominates a subset of all players for mission</text:p>
        </text:list-item>
        <text:list-item>
          <text:p text:style-name="P45"><text:span text:style-name="T60">P(</text:span><text:span text:style-name="T61">spy(a) | </text:span><text:span text:style-name="T66">V</text:span><text:span text:style-name="T60">) = P(</text:span><text:span text:style-name="T66">V</text:span><text:span text:style-name="T60"> </text:span><text:span text:style-name="T61">| spy(a)</text:span><text:span text:style-name="T60">)*P(</text:span><text:span text:style-name="T63">spy(a)</text:span><text:span text:style-name="T60">)/P(</text:span><text:span text:style-name="T66">V</text:span><text:span text:style-name="T60">)</text:span>, V = vote for the <text:span text:style-name="T25">proposed mission team</text:span></text:p>
        </text:list-item>
        <text:list-item>
          <text:p text:style-name="P42">Relatively Simple to calculate:</text:p>
          <text:list>
            <text:list-item>
              <text:p text:style-name="P38"><text:span text:style-name="T60">P(</text:span><text:span text:style-name="T61">spy(a) | </text:span><text:span text:style-name="T65">P</text:span><text:span text:style-name="T60">) = P(</text:span><text:span text:style-name="T65">P</text:span><text:span text:style-name="T60"> </text:span><text:span text:style-name="T61">| spy(a)</text:span><text:span text:style-name="T60">)*P(</text:span><text:span text:style-name="T63">spy(a)</text:span><text:span text:style-name="T60">)/P(</text:span><text:span text:style-name="T65">P</text:span><text:span text:style-name="T60">)</text:span>, P = <text:span text:style-name="T20">agent </text:span>play<text:span text:style-name="T20">s</text:span> mission success</text:p>
            </text:list-item>
            <text:list-item>
              <text:p text:style-name="P38"><text:span text:style-name="T67">P</text:span><text:span text:style-name="T60">(</text:span><text:span text:style-name="T61">spy(a) | </text:span><text:span text:style-name="T65">Z</text:span><text:span text:style-name="T60">) = P(</text:span><text:span text:style-name="T65">Z</text:span><text:span text:style-name="T60"> </text:span><text:span text:style-name="T61">| spy(a)</text:span><text:span text:style-name="T60">)*P(</text:span><text:span text:style-name="T63">spy(a)</text:span><text:span text:style-name="T60">)/P(</text:span><text:span text:style-name="T65">Z</text:span><text:span text:style-name="T60">),</text:span> Z = <text:span text:style-name="T20">agent </text:span>play<text:span text:style-name="T20">s</text:span> mission sabotage</text:p>
            </text:list-item>
            <text:list-item>
              <text:p text:style-name="P42">since we only need to consider the spies on the current team <text:span text:style-name="T21">and spies have perfect knowledge.</text:span></text:p>
            </text:list-item>
          </text:list>
        </text:list-item>
        <text:list-item>
          <text:p text:style-name="P43">Make simplifying assumptions regarding spy-like and resistance-like behaviour</text:p>
        </text:list-item>
      </text:list>
      <text:p text:style-name="P2"/>
      <text:p text:style-name="P2"/>
      <text:p text:style-name="P76">Game-play:</text:p>
      <text:list xml:id="list3974495484" text:style-name="L6">
        <text:list-item>
          <text:p text:style-name="P75">All players attempt to predict chances of any other player being a spy. </text:p>
        </text:list-item>
        <text:list-item>
          <text:p text:style-name="P72">Actions = {P ~ play success, Z ~ play sabotage, <text:span text:style-name="T22">N ~ nominate mission team, </text:span><text:span text:style-name="T24">V </text:span><text:span text:style-name="T26">= {A </text:span><text:span text:style-name="T27">~ accept</text:span><text:span text:style-name="T26">, R </text:span><text:span text:style-name="T27">~ reject</text:span><text:span text:style-name="T26">}</text:span><text:span text:style-name="T24"> ~ vote for team</text:span>}</text:p>
        </text:list-item>
        <text:list-item>
          <text:p text:style-name="P72">S ~ World = set of all spies, <text:span text:style-name="T23">the environment?</text:span></text:p>
        </text:list-item>
        <text:list-item>
          <text:p text:style-name="P74">T ~ proposed mission team, <text:span text:style-name="T29">action</text:span><text:span text:style-name="T28">(N) = T, </text:span><text:span text:style-name="T42">action(A) = accept(T), action</text:span><text:span text:style-name="T43">(R,) </text:span><text:span text:style-name="T42">= reject(T)</text:span></text:p>
        </text:list-item>
        <text:list-item>
          <text:p text:style-name="P73">Mission results/<text:span text:style-name="T24">play</text:span>. </text:p>
          <text:list>
            <text:list-item>
              <text:p text:style-name="P39"><text:span text:style-name="T60">P(</text:span><text:span text:style-name="T61">spy(a) | </text:span><text:span text:style-name="T65">P</text:span><text:span text:style-name="T60">) = P(</text:span><text:span text:style-name="T65">P</text:span><text:span text:style-name="T60"> </text:span><text:span text:style-name="T61">| spy(a)</text:span><text:span text:style-name="T60">)*P(</text:span><text:span text:style-name="T63">spy(a)</text:span><text:span text:style-name="T60">)/P(</text:span><text:span text:style-name="T65">P</text:span><text:span text:style-name="T60">)</text:span></text:p>
            </text:list-item>
            <text:list-item>
              <text:p text:style-name="P39"><text:span text:style-name="T67">P</text:span><text:span text:style-name="T60">(</text:span><text:span text:style-name="T61">spy(a) | </text:span><text:span text:style-name="T65">Z</text:span><text:span text:style-name="T60">) = P(</text:span><text:span text:style-name="T65">Z</text:span><text:span text:style-name="T60"> </text:span><text:span text:style-name="T61">| spy(a)</text:span><text:span text:style-name="T60">)*P(</text:span><text:span text:style-name="T63">spy(a)</text:span><text:span text:style-name="T60">)/P(</text:span><text:span text:style-name="T65">Z</text:span><text:span text:style-name="T60">)</text:span></text:p>
            </text:list-item>
          </text:list>
        </text:list-item>
        <text:list-item>
          <text:p text:style-name="P44">Nominations:</text:p>
          <text:list>
            <text:list-item>
              <text:p text:style-name="P41"><text:span text:style-name="T60">P(</text:span><text:span text:style-name="T61">spy(a) | </text:span><text:span text:style-name="T65">N</text:span><text:span text:style-name="T60">) = P(</text:span><text:span text:style-name="T65">N</text:span><text:span text:style-name="T60"> </text:span><text:span text:style-name="T61">| spy(a)</text:span><text:span text:style-name="T60">)*P(</text:span><text:span text:style-name="T63">spy(a)</text:span><text:span text:style-name="T60">)/P(</text:span><text:span text:style-name="T65">N</text:span><text:span text:style-name="T60">)</text:span></text:p>
            </text:list-item>
            <text:list-item>
              <text:p text:style-name="P49">Must generate all possible teams and <text:span text:style-name="T41">w</text:span>ork out P(<text:span text:style-name="T30">P|N) </text:span><text:span text:style-name="T31">considering all possible worlds. </text:span><text:span text:style-name="T32">This is weighted by prob of each world existing: P(P) = sum(P(P|N_i)*P(N_i), </text:span><text:span text:style-name="T68">i</text:span><text:span text:style-name="T32">)</text:span></text:p>
            </text:list-item>
            <text:list-item>
              <text:p text:style-name="P49"><text:span text:style-name="T33">using this value, resistance members can rank each possible team and nominate/vote - ??? - the team most likely to succeed. </text:span><text:span text:style-name="T31"><text:s/></text:span></text:p>
            </text:list-item>
          </text:list>
        </text:list-item>
        <text:list-item>
          <text:p text:style-name="P77">Votes: - <text:span text:style-name="T56">hmmmm no </text:span></text:p>
          <text:list>
            <text:list-item>
              <text:p text:style-name="P77">P(V|S) = P(S|V)*P(V)/P(S):<text:tab/></text:p>
              <text:list>
                <text:list-item>
                  <text:p text:style-name="P78">P(A|S) = P(S|A)*P(A)/P(S)</text:p>
                </text:list-item>
                <text:list-item>
                  <text:p text:style-name="P79">P(R|S) = P(S|R)*P(R)/P(S)</text:p>
                </text:list-item>
                <text:list-item>
                  <text:p text:style-name="P80">Can make voting decisions by comparing probability of nominated team’s success against the average probability of success for all possible teams. </text:p>
                </text:list-item>
                <text:list-item>
                  <text:p text:style-name="P81"><text:span text:style-name="T35">Q = P(</text:span>Successful T<text:span text:style-name="T35">)</text:span>/<text:span text:style-name="T35">P</text:span>(<text:span text:style-name="T35">succes</text:span><text:span text:style-name="T36">s in</text:span><text:span text:style-name="T35">(</text:span>al<text:span text:style-name="T35">l possible T</text:span>)<text:span text:style-name="T35">))</text:span></text:p>
                </text:list-item>
                <text:list-item>
                  <text:p text:style-name="P82"><text:span text:style-name="T37">F</text:span>or Q above epsilon, resistance player votes against team; cautions spies vote this way too.</text:p>
                </text:list-item>
                <text:list-item>
                  <text:p text:style-name="P82">For Q less than epsilon, resistance player votes for team; cautions spies vote this way too.</text:p>
                </text:list-item>
                <text:list-item>
                  <text:p text:style-name="P83">For intermediate Q, spy vote in manner to maximise spy victory:</text:p>
                  <text:list>
                    <text:list-item>
                      <text:p text:style-name="P83">If mission has enough spies for sabotage, then spies should approve this team, else reject.</text:p>
                    </text:list-item>
                    <text:list-item>
                      <text:p text:style-name="P84">Unclear how resistance should vote in intermediate case; perhaps look to trustworthiness of current leader:</text:p>
                      <text:list>
                        <text:list-item>
                          <text:p text:style-name="P84">Compare current to future leader: </text:p>
                          <text:list>
                            <text:list-item>
                              <text:p text:style-name="P84">Can sum P(S|leader is resistance) for all possible S? All possible leaders?</text:p>
                              <text:list>
                                <text:list-item>
                                  <text:p text:style-name="P84">If prob for some other leader greater than prob for current leader then resistance should vote against this proposed mission. <text:s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2">Accusations <text:span text:style-name="T38">used as measure of how suspicious an agent appears to be, spy-like. </text:span><text:span text:style-name="T39">To decide whether or not to make an accusation, find prob of each player being a spy. If this P is &gt; epsilon then accuse is good idea. </text:span><text:span text:style-name="T40">Both spies and resistance should do this.</text:span></text:p>
        </text:list-item>
        <text:list-item>
          <text:p text:style-name="P46">When considering nominations and votes we must consider resistance players and spy players simultaneously, as opposed to mission results, where we need only consider spy players?</text:p>
          <text:list>
            <text:list-item>
              <text:p text:style-name="P47">Need simplifying assumption here? All players get perfect knowledge?</text:p>
            </text:list-item>
          </text:list>
        </text:list-item>
        <text:list-item>
          <text:p text:style-name="P48">When making decisions as to how to act, must consider each possible action can make and work out probability “of this action being a good idea”.</text:p>
        </text:list-item>
        <text:list-item>
          <text:p text:style-name="P50">Spy players need to consider prob mission success “from a resistance player’s point of view”. Spy players also need to consider prob of mission failure given their knowledge of the spy identities? </text:p>
        </text:list-item>
        <text:list-item>
          <text:p text:style-name="P50">Spies need to optimise their number of sabotage plays against their number of “decoy” plays; less sabotages = less info for the resistance and more sabotages = more wins for spies. <text:span text:style-name="T34">Spies want to vote for teams the look good to resistance players but also have a high chance of sabotage. </text:span></text:p>
        </text:list-item>
        <text:list-item>
          <text:p text:style-name="P87">We <text:span text:style-name="T69">probably want to find </text:span>P(This agent is spy| this agent performed action: A)</text:p>
          <text:list>
            <text:list-item>
              <text:p text:style-name="P86">Let spy(a) = “agent a is a spy”</text:p>
            </text:list-item>
            <text:list-item>
              <text:p text:style-name="P88">P(<text:span text:style-name="T57">spy(a) | V</text:span>) = P(V <text:span text:style-name="T57">| spy(a)</text:span>)*P(<text:span text:style-name="T58">spy(a)</text:span>)/P(<text:span text:style-name="T58">V</text:span>):</text:p>
              <text:list>
                <text:list-item>
                  <text:p text:style-name="P89">P(<text:span text:style-name="T57">spy(a) | </text:span><text:span text:style-name="T59">A</text:span>) = P(<text:span text:style-name="T59">A</text:span> <text:span text:style-name="T57">| spy(a)</text:span>)*P(<text:span text:style-name="T58">spy(a)</text:span>)/P(<text:span text:style-name="T59">A</text:span>)</text:p>
                </text:list-item>
                <text:list-item>
                  <text:p text:style-name="P89">P(<text:span text:style-name="T57">spy(a) | </text:span><text:span text:style-name="T59">R</text:span>) = P(<text:span text:style-name="T59">R</text:span> <text:span text:style-name="T57">| spy(a)</text:span>)*P(<text:span text:style-name="T58">spy(a)</text:span>)/P(<text:span text:style-name="T59">R</text:span>)</text:p>
                </text:list-item>
                <text:list-item>
                  <text:p text:style-name="P90">Can make voting decisions by comparing probability of nominated team’s success against the average probability of success for all possible teams. </text:p>
                </text:list-item>
                <text:list-item>
                  <text:p text:style-name="P91"><text:span text:style-name="T35">Q = P(</text:span><text:span text:style-name="T59">team is </text:span>Successful<text:span text:style-name="T35">)</text:span>/<text:span text:style-name="T35">P</text:span>(<text:span text:style-name="T35">succes</text:span><text:span text:style-name="T36">s in</text:span><text:span text:style-name="T35">(</text:span>al<text:span text:style-name="T35">l possible T</text:span>)<text:span text:style-name="T35">))</text:span></text:p>
                </text:list-item>
                <text:list-item>
                  <text:p text:style-name="P92"><text:span text:style-name="T37">F</text:span>or Q above epsilon, resistance player votes against team; cautions spies vote this way too.</text:p>
                </text:list-item>
                <text:list-item>
                  <text:p text:style-name="P92">For Q less than epsilon, resistance player votes for team; cautions spies vote this way too.</text:p>
                </text:list-item>
                <text:list-item>
                  <text:p text:style-name="P93">For intermediate Q, spy vote in manner to maximise spy victory:</text:p>
                  <text:list>
                    <text:list-item>
                      <text:p text:style-name="P93">If mission has enough spies for sabotage, then spies should approve this team, else reject.</text:p>
                    </text:list-item>
                    <text:list-item>
                      <text:p text:style-name="P94">Unclear how resistance should vote in intermediate case; perhaps look to trustworthiness of current leader:</text:p>
                      <text:list>
                        <text:list-item>
                          <text:p text:style-name="P94">Compare current to future leader: </text:p>
                          <text:list>
                            <text:list-item>
                              <text:p text:style-name="P94"><text:soft-page-break/>Can sum P(S|leader is resistance) for all possible S? All possible leaders?</text:p>
                              <text:list>
                                <text:list-item>
                                  <text:p text:style-name="P94">If prob for some other leader greater than prob for current leader then resistance should vote against this proposed mission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3">Possible Simplifying Assumptions:</text:p>
      <text:list xml:id="list356788082" text:style-name="L7">
        <text:list-item>
          <text:p text:style-name="P54">Always select self for team?</text:p>
        </text:list-item>
        <text:list-item>
          <text:p text:style-name="P55">Spies vote sabotage where it is known that at least one spy is on the mission? </text:p>
          <text:list>
            <text:list-item>
              <text:p text:style-name="P55">Given relative win rate of spies/resistance, the “spy signal” to the resistance seems plausible enough to accept. </text:p>
            </text:list-item>
          </text:list>
        </text:list-item>
        <text:list-item>
          <text:p text:style-name="P56">Only compute P(Spy) as a function of the frequency with which the agent in question has <text:span text:style-name="T44">participated</text:span> in sabotaged missions?</text:p>
        </text:list-item>
      </text:list>
      <text:p text:style-name="P57"/>
      <text:p text:style-name="P58">Need a prior probability distribution for doing an action, for all actions. </text:p>
      <text:p text:style-name="P58"/>
      <text:p text:style-name="P58"/>
      <text:p text:style-name="P58"/>
      <text:p text:style-name="P58"/>
      <text:p text:style-name="P58"/>
      <text:p text:style-name="P59"/>
      <text:p text:style-name="P60">R<text:span text:style-name="T45">einforcement </text:span>L<text:span text:style-name="T45">earning Approach</text:span>:</text:p>
      <text:p text:style-name="P60"/>
      <text:list xml:id="list3570710308" text:style-name="L8">
        <text:list-item>
          <text:p text:style-name="P61">State:</text:p>
          <text:list>
            <text:list-item>
              <text:p text:style-name="P69">Current round number </text:p>
            </text:list-item>
            <text:list-item>
              <text:p text:style-name="P70">Number of players?</text:p>
            </text:list-item>
            <text:list-item>
              <text:p text:style-name="P70">Number of spies?</text:p>
            </text:list-item>
            <text:list-item>
              <text:p text:style-name="P67">Number of missions this agent has participated in</text:p>
            </text:list-item>
            <text:list-item>
              <text:p text:style-name="P67">Number of times this agent has been on a failed mission </text:p>
            </text:list-item>
            <text:list-item>
              <text:p text:style-name="P68">Number of times this agent has proposed missions </text:p>
            </text:list-item>
            <text:list-item>
              <text:p text:style-name="P68">Number of times this agent has proposed failed missions</text:p>
            </text:list-item>
          </text:list>
        </text:list-item>
        <text:list-item>
          <text:p text:style-name="P61">Actions:</text:p>
          <text:list>
            <text:list-item>
              <text:p text:style-name="P61"><text:span text:style-name="T52">P</text:span>ropose team</text:p>
            </text:list-item>
            <text:list-item>
              <text:p text:style-name="P61">Vote on proposed team = {accept, reject}</text:p>
            </text:list-item>
            <text:list-item>
              <text:p text:style-name="P62">Play Betray Mission</text:p>
            </text:list-item>
            <text:list-item>
              <text:p text:style-name="P62">Play Mission Success </text:p>
            </text:list-item>
          </text:list>
        </text:list-item>
        <text:list-item>
          <text:p text:style-name="P63"><text:span text:style-name="T46">State Utility:<text:tab/></text:span></text:p>
          <text:list>
            <text:list-item>
              <text:p text:style-name="P64"><text:span text:style-name="T46">Reciprocal of probability that agent A is a spy?</text:span></text:p>
            </text:list-item>
            <text:list-item>
              <text:p text:style-name="P66"><text:span text:style-name="T53">1 - </text:span><text:span text:style-name="T46">probability that agent A is a spy? </text:span>(probably better)</text:p>
            </text:list-item>
            <text:list-item>
              <text:p text:style-name="P71">Number of won ro<text:span text:style-name="T54">unds – nice and simple</text:span></text:p>
            </text:list-item>
          </text:list>
        </text:list-item>
        <text:list-item>
          <text:p text:style-name="P64"><text:span text:style-name="T47">Action Utility:</text:span></text:p>
          <text:list>
            <text:list-item>
              <text:p text:style-name="P64"><text:span text:style-name="T47">Probability of</text:span> <text:span text:style-name="T47">round </text:span><text:span text:style-name="T48">win </text:span><text:span text:style-name="T47">given the estimated set of spies?</text:span></text:p>
            </text:list-item>
            <text:list-item>
              <text:p text:style-name="P65"><text:span text:style-name="T47">Probability of</text:span> <text:span text:style-name="T47">round </text:span><text:span text:style-name="T48">win </text:span><text:span text:style-name="T47">given the </text:span><text:span text:style-name="T50">previous </text:span><text:span text:style-name="T49">actions undertaken by agents on the current team. </text:span><text:span text:style-name="T51">(probably bett</text:span><text:span text:style-name="T55">er)</text:span></text:p>
            </text:list-item>
          </text:list>
        </text:list-item>
        <text:list-item>
          <text:p text:style-name="P95"><text:span text:style-name="T14">P(S’ | s, </text:span><text:span text:style-name="T15">a</text:span><text:span text:style-name="T14">) </text:span><text:span text:style-name="T16">need? </text:span></text:p>
        </text:list-item>
      </text:list>
      <text:p text:style-name="P2"/>
      <text:p text:style-name="P3">Research Question:</text:p>
      <text:list xml:id="list507035845" text:style-name="L9">
        <text:list-item>
          <text:p text:style-name="P96">Given that the resistance often loose, can we use a bayesian updating approach – or whatever – so as to provide a symmetrical win rate between resistance and spies?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1:19:18.392942469</meta:creation-date>
    <meta:generator>LibreOffice/7.1.6.2$Linux_X86_64 LibreOffice_project/10$Build-2</meta:generator>
    <dc:date>2021-10-12T14:22:26.839774426</dc:date>
    <meta:editing-duration>PT23H43M33S</meta:editing-duration>
    <meta:editing-cycles>134</meta:editing-cycles>
    <meta:document-statistic meta:table-count="0" meta:image-count="0" meta:object-count="0" meta:page-count="3" meta:paragraph-count="150" meta:word-count="1681" meta:character-count="9752" meta:non-whitespace-character-count="8326"/>
  </office:meta>
</office:document-meta>
</file>